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2195732A8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8.87mm" svg:y="-3.28mm" svg:width="181.49mm" svg:height="142.06mm" draw:z-index="0"><draw:image xlink:href="Pictures/10000001000002AE000002195732A843.png" xlink:type="simple" xlink:show="embed" xlink:actuate="onLoad" draw:mime-type="image/png"/></draw:frame><draw:frame draw:style-name="fr1" draw:name="Image2" text:anchor-type="char" svg:x="8.85mm" svg:y="142.06mm" svg:width="181.49mm" svg:height="142.06mm" draw:z-index="1"><draw:image xlink:href="Pictures/10000001000002AE000002195732A8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0:59:02.391236989</dc:date>
    <meta:editing-duration>PT11M39S</meta:editing-duration>
    <meta:editing-cycles>3</meta:editing-cycles>
    <meta:generator>LibreOffice/24.2.4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